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1d651b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47275" officeooo:paragraph-rsid="001d651b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5a4b6" officeooo:paragraph-rsid="001d651b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6e460" officeooo:paragraph-rsid="001d651b" style:font-weight-asian="bold" style:font-weight-complex="bold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officeooo:rsid="00204ff7" officeooo:paragraph-rsid="001d651b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officeooo:rsid="0005a4b6" officeooo:paragraph-rsid="001d651b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204ff7" officeooo:paragraph-rsid="001d651b" style:font-weight-asian="bold" style:font-weight-complex="bold"/>
    </style:style>
    <style:style style:name="P8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2a307" officeooo:paragraph-rsid="001d651b" style:font-weight-asian="bold" style:font-weight-complex="bold"/>
    </style:style>
    <style:style style:name="P9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30962" officeooo:paragraph-rsid="001d651b" style:font-weight-asian="bold" style:font-weight-complex="bold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047275" officeooo:paragraph-rsid="001d651b" style:font-weight-asian="bold" style:font-weight-complex="bold"/>
    </style:style>
    <style:style style:name="P11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47275" officeooo:paragraph-rsid="001d651b" style:font-weight-asian="bold" style:font-weight-complex="bold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204ff7" officeooo:paragraph-rsid="001d651b"/>
    </style:style>
    <style:style style:name="P13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1d651b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030962" officeooo:paragraph-rsid="001d651b"/>
    </style:style>
    <style:style style:name="P15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047275" officeooo:paragraph-rsid="001d651b"/>
    </style:style>
    <style:style style:name="P1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officeooo:paragraph-rsid="001d651b"/>
    </style:style>
    <style:style style:name="P17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officeooo:paragraph-rsid="00294b2d"/>
    </style:style>
    <style:style style:name="P1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officeooo:rsid="0005a4b6" officeooo:paragraph-rsid="001d651b"/>
    </style:style>
    <style:style style:name="P1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weight="bold" officeooo:rsid="0006e460" officeooo:paragraph-rsid="001d651b" style:font-weight-asian="bold" style:font-weight-complex="bold"/>
    </style:style>
    <style:style style:name="P20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1d651b" style:font-weight-asian="bold" style:font-weight-complex="bold"/>
    </style:style>
    <style:style style:name="P21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normal" officeooo:rsid="0007d08e" officeooo:paragraph-rsid="001d651b" style:font-weight-asian="normal" style:font-weight-complex="normal"/>
    </style:style>
    <style:style style:name="P2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paragraph-rsid="001d651b" style:font-weight-asian="normal" style:font-weight-complex="normal"/>
    </style:style>
    <style:style style:name="T1" style:family="text">
      <style:text-properties officeooo:rsid="0002a3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a307" style:font-weight-asian="bold" style:font-weight-complex="bold"/>
    </style:style>
    <style:style style:name="T4" style:family="text">
      <style:text-properties fo:font-weight="bold" officeooo:rsid="0007d08e" style:font-weight-asian="bold" style:font-weight-complex="bold"/>
    </style:style>
    <style:style style:name="T5" style:family="text">
      <style:text-properties officeooo:rsid="000b904e"/>
    </style:style>
    <style:style style:name="T6" style:family="text">
      <style:text-properties style:text-position="0% 100%" fo:font-weight="normal" officeooo:rsid="00047275" style:font-weight-asian="normal" style:font-weight-complex="normal"/>
    </style:style>
    <style:style style:name="T7" style:family="text">
      <style:text-properties style:text-position="0% 100%" fo:font-weight="normal" officeooo:rsid="00124b30" style:font-weight-asian="normal" style:font-weight-complex="normal"/>
    </style:style>
    <style:style style:name="T8" style:family="text">
      <style:text-properties style:text-position="0% 100%" fo:font-weight="normal" officeooo:rsid="0013351e" style:font-weight-asian="normal" style:font-weight-complex="normal"/>
    </style:style>
    <style:style style:name="T9" style:family="text">
      <style:text-properties style:text-position="0% 100%" fo:font-weight="normal" officeooo:rsid="000b904e" style:font-weight-asian="normal" style:font-weight-complex="normal"/>
    </style:style>
    <style:style style:name="T10" style:family="text">
      <style:text-properties style:text-position="0% 100%" fo:font-weight="normal" officeooo:rsid="0026c525" style:font-weight-asian="normal" style:font-weight-complex="normal"/>
    </style:style>
    <style:style style:name="T11" style:family="text">
      <style:text-properties style:text-position="0% 100%" fo:font-weight="normal" officeooo:rsid="00282447" style:font-weight-asian="normal" style:font-weight-complex="normal"/>
    </style:style>
    <style:style style:name="T12" style:family="text">
      <style:text-properties style:text-position="0% 100%" fo:font-weight="normal" officeooo:rsid="00294b2d" style:font-weight-asian="normal" style:font-weight-complex="normal"/>
    </style:style>
    <style:style style:name="T13" style:family="text">
      <style:text-properties style:text-position="0% 100%" fo:font-weight="bold" officeooo:rsid="00047275" style:font-weight-asian="bold" style:font-weight-complex="bold"/>
    </style:style>
    <style:style style:name="T14" style:family="text">
      <style:text-properties style:text-position="0% 100%" fo:font-weight="bold" officeooo:rsid="00204ff7" style:font-weight-asian="bold" style:font-weight-complex="bold"/>
    </style:style>
    <style:style style:name="T15" style:family="text">
      <style:text-properties style:text-position="0% 100%" fo:font-weight="bold" officeooo:rsid="0007d08e" style:font-weight-asian="bold" style:font-weight-complex="bold"/>
    </style:style>
    <style:style style:name="T16" style:family="text">
      <style:text-properties style:text-position="0% 100%" fo:font-weight="bold" officeooo:rsid="0017effb" style:font-weight-asian="bold" style:font-weight-complex="bold"/>
    </style:style>
    <style:style style:name="T17" style:family="text">
      <style:text-properties style:text-position="0% 100%" fo:font-weight="bold" officeooo:rsid="003afb98" style:font-weight-asian="bold" style:font-weight-complex="bold"/>
    </style:style>
    <style:style style:name="T18" style:family="text">
      <style:text-properties style:text-position="0% 100%" officeooo:rsid="00204ff7"/>
    </style:style>
    <style:style style:name="T19" style:family="text">
      <style:text-properties style:text-position="0% 100%" officeooo:rsid="0005a4b6"/>
    </style:style>
    <style:style style:name="T20" style:family="text">
      <style:text-properties style:text-position="0% 100%" officeooo:rsid="0024cea7"/>
    </style:style>
    <style:style style:name="T21" style:family="text">
      <style:text-properties style:text-position="0% 100%" officeooo:rsid="00055ef8"/>
    </style:style>
    <style:style style:name="T22" style:family="text">
      <style:text-properties style:text-position="0% 100%" officeooo:rsid="0007d08e"/>
    </style:style>
    <style:style style:name="T23" style:family="text">
      <style:text-properties style:text-position="0% 100%" officeooo:rsid="00067f7d"/>
    </style:style>
    <style:style style:name="T24" style:family="text">
      <style:text-properties style:text-position="0% 100%" officeooo:rsid="0006e460"/>
    </style:style>
    <style:style style:name="T25" style:family="text">
      <style:text-properties style:text-position="0% 100%" officeooo:rsid="003afb98"/>
    </style:style>
    <style:style style:name="T26" style:family="text">
      <style:text-properties officeooo:rsid="00047275"/>
    </style:style>
    <style:style style:name="T27" style:family="text">
      <style:text-properties officeooo:rsid="0016b37d"/>
    </style:style>
    <style:style style:name="T28" style:family="text">
      <style:text-properties officeooo:rsid="000b4d6b"/>
    </style:style>
    <style:style style:name="T29" style:family="text">
      <style:text-properties officeooo:rsid="0020c242"/>
    </style:style>
    <style:style style:name="T30" style:family="text">
      <style:text-properties officeooo:rsid="0026c5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ngest monotonically increasing sequence of numbers</text:p>
      <text:p text:style-name="P12"/>
      <text:p text:style-name="P8">Problem</text:p>
      <text:p text:style-name="P13"><text:span text:style-name="T1">Given a sequence of numbers, </text:span><text:span text:style-name="T3"><draw:frame draw:style-name="fr1" draw:name="Object1" text:anchor-type="as-char" svg:y="-0.1484in" svg:width="0.9465in" svg:height="0.2091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, find the longest monotonically increasing subsequence. The subsequence need not be .</text:span></text:p>
      <text:p text:style-name="P14"/>
      <text:p text:style-name="P9"><text:span text:style-name="T5">Non-memoized </text:span>solution</text:p>
      <text:p text:style-name="P14">Determine the lengths of every possible subsequence<draw:frame draw:style-name="fr1" draw:name="Object15" text:anchor-type="as-char" svg:y="-0.1835in" svg:width="0.302in" svg:height="0.2307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 and then find the largest one.</text:p>
      <text:p text:style-name="P14"/>
      <text:p text:style-name="P10">Problem characteristics</text:p>
      <text:p text:style-name="P11">Is this an optimization problem? - Yes</text:p>
      <text:p text:style-name="P15">There are <text:span text:style-name="T29">possibly </text:span><draw:frame draw:style-name="fr1" draw:name="Object2" text:anchor-type="as-char" svg:y="-0.1835in" svg:width="0.302in" svg:height="0.2307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 monotonically increasing subsequences and it is required to find the largest one.</text:p>
      <text:p text:style-name="P15"/>
      <text:p text:style-name="P2">Does the optimization problem have an optimal substructure? - Yes</text:p>
      <text:list xml:id="list4715653879071914834" text:style-name="L1">
        <text:list-item>
          <text:p text:style-name="P16"><text:span text:style-name="T6">A </text:span><text:span text:style-name="T7">monotonically increasing </text:span><text:span text:style-name="T6">subsequence of </text:span><text:span text:style-name="T8">length </text:span><text:span text:style-name="T6"><draw:frame draw:style-name="fr1" draw:name="Object3" text:anchor-type="as-char" svg:y="-0.1484in" svg:width="0.1673in" svg:height="0.1846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 includes a </text:span><text:span text:style-name="T8">similar </text:span><text:span text:style-name="T6">subsequence of </text:span><text:span text:style-name="T8">length </text:span><text:span text:style-name="T13"><draw:frame draw:style-name="fr1" draw:name="Object4" text:anchor-type="as-char" svg:y="-0.1484in" svg:width="0.3898in" svg:height="0.1846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.</text:span></text:p>
        </text:list-item>
        <text:list-item>
          <text:p text:style-name="P16"><text:span text:style-name="T26">If </text:span><text:span text:style-name="T26"><draw:frame draw:style-name="fr1" draw:name="Object5" text:anchor-type="as-char" svg:y="-0.1484in" svg:width="0.2126in" svg:height="0.2091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 denotes the length of the longest monotonically increasing </text:span><text:span text:style-name="T19">sub</text:span><text:span text:style-name="T18">sequ</text:span><text:span text:style-name="T20">e</text:span><text:span text:style-name="T18">nce </text:span><text:span text:style-name="T17">ending</text:span><text:span text:style-name="T14"> at index</text:span><text:span text:style-name="T18"> </text:span><text:span text:style-name="T21"><draw:frame draw:style-name="fr1" draw:name="Object7" text:anchor-type="as-char" svg:y="-0.1484in" svg:width="0.1283in" svg:height="0.1839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8"> in the </text:span><text:span text:style-name="T22">given sequence</text:span><text:span text:style-name="T18">, </text:span><text:span text:style-name="T22">the longest monotonically increasing <text:s/>subsequence </text:span><text:span text:style-name="T19">can be described in terms of its subproblems as </text:span><text:span text:style-name="T22"><draw:frame draw:style-name="fr1" draw:name="Object8" text:anchor-type="as-char" svg:y="-0.152in" svg:width="1.2764in" svg:height="0.2126in" draw:z-index="21"><draw:object xlink:href="./Object 1" xlink:type="simple" xlink:show="embed" xlink:actuate="onLoad"/><draw:image xlink:href="./ObjectReplacements/Object 1" xlink:type="simple" xlink:show="embed" xlink:actuate="onLoad"/></draw:frame></text:span><text:span text:style-name="T22">, where, </text:span><text:span text:style-name="T18"><draw:frame draw:style-name="fr1" draw:name="Object13" text:anchor-type="as-char" svg:y="-0.152in" svg:width="1.65in" svg:height="0.2283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8">.</text:span></text:p>
        </text:list-item>
      </text:list>
      <text:p text:style-name="P5"/>
      <text:p text:style-name="P3">Are subproblems involved in the candidate solution independent?</text:p>
      <text:p text:style-name="P6"><text:span text:style-name="T30">The subproblems involved in a </text:span>candidate solution,<text:span text:style-name="T27"> </text:span><text:span text:style-name="T27"><draw:frame draw:style-name="fr1" draw:name="Object16" text:anchor-type="as-char" svg:y="-0.1484in" svg:width="0.2126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7">, do not affect each other.</text:span></text:p>
      <text:p text:style-name="P6"/>
      <text:p text:style-name="P3">Characteristics of the subproblem space</text:p>
      <text:list xml:id="list4451972777007226244" text:style-name="L2">
        <text:list-item>
          <text:p text:style-name="P18"><text:span text:style-name="T4">O</text:span><text:span text:style-name="T2">verlapping subproblems?</text:span></text:p>
          <text:p text:style-name="P18"><text:span text:style-name="T28">Yes. </text:span><text:span text:style-name="T28"><draw:frame draw:style-name="fr1" draw:name="Object12" text:anchor-type="as-char" svg:y="-0.1484in" svg:width="0.2126in" svg:height="0.209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8"> invokes all the of the subproblems involved in solving </text:span><text:span text:style-name="T28"><draw:frame draw:style-name="fr1" draw:name="Object9" text:anchor-type="as-char" svg:y="-0.1484in" svg:width="0.3307in" svg:height="0.209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  <text:list-item>
          <text:p text:style-name="P19">Is the entire distinct subproblem space solved? - Yes.</text:p>
          <text:list>
            <text:list-item>
              <text:p text:style-name="P22"><text:span text:style-name="T23">Distinct number of subproblems = </text:span><text:span text:style-name="T24">n, </text:span><text:span text:style-name="T24"><draw:frame draw:style-name="fr1" draw:name="Object6" text:anchor-type="as-char" svg:y="-0.1484in" svg:width="0.852in" svg:height="0.2091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</text:list-item>
          </text:list>
        </text:list-item>
      </text:list>
      <text:p text:style-name="P4"/>
      <text:p text:style-name="P1">Running time</text:p>
      <text:list xml:id="list4383408754549209307" text:style-name="L3">
        <text:list-item>
          <text:p text:style-name="P20">Non-memoized solution <text:span text:style-name="T27">- </text:span><text:span text:style-name="T27"><draw:frame draw:style-name="fr1" draw:name="Object18" text:anchor-type="as-char" svg:y="-0.172in" svg:width="0.5819in" svg:height="0.2201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text:p text:style-name="P21"><text:span text:style-name="T27">There are </text:span><draw:frame draw:style-name="fr1" draw:name="Object10" text:anchor-type="as-char" svg:y="-0.172in" svg:width="0.2154in" svg:height="0.2083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 <text:span text:style-name="T27">different <text:s/>subsequences to be examined. The examination of each <text:s/>subsequence to see if it is monotonically increasing takes at most </text:span><text:span text:style-name="T27"><draw:frame draw:style-name="fr1" draw:name="Object17" text:anchor-type="as-char" svg:y="-0.1484in" svg:width="0.1661in" svg:height="0.1846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7"> comparisons.</text:span></text:p>
        </text:list-item>
        <text:list-item>
          <text:p text:style-name="P17"><text:span text:style-name="T15">Memoized solution </text:span><text:span text:style-name="T16">- </text:span><text:span text:style-name="T16"><draw:frame draw:style-name="fr1" draw:name="Object22" text:anchor-type="as-char" svg:y="-0.172in" svg:width="0.4799in" svg:height="0.2201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17"><text:span text:style-name="T9">Each one of the </text:span><text:span text:style-name="Emphasis"><text:span text:style-name="T9"><draw:frame draw:style-name="fr1" draw:name="Object27" text:anchor-type="as-char" svg:y="-0.1484in" svg:width="0.1661in" svg:height="0.1839in" draw:z-index="15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T9"> values of </text:span><text:span text:style-name="T10"><draw:frame draw:style-name="fr1" draw:name="Object21" text:anchor-type="as-char" svg:y="-0.1484in" svg:width="0.2126in" svg:height="0.2091in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9"> is computed by comparing </text:span><text:span text:style-name="T11"><draw:frame draw:style-name="fr1" draw:name="Object25" text:anchor-type="as-char" svg:y="-0.1484in" svg:width="0.198in" svg:height="0.2091in" draw:z-index="17"><draw:object xlink:href="./Object 25" xlink:type="simple" xlink:show="embed" xlink:actuate="onLoad"/><draw:image xlink:href="./ObjectReplacements/Object 25" xlink:type="simple" xlink:show="embed" xlink:actuate="onLoad"/></draw:frame></text:span><text:span text:style-name="T9"> against up to </text:span><text:span text:style-name="T11"><draw:frame draw:style-name="fr1" draw:name="Object26" text:anchor-type="as-char" svg:y="-0.1484in" svg:width="0.5736in" svg:height="0.1839in" draw:z-index="18"><draw:object xlink:href="./Object 26" xlink:type="simple" xlink:show="embed" xlink:actuate="onLoad"/><draw:image xlink:href="./ObjectReplacements/Object 26" xlink:type="simple" xlink:show="embed" xlink:actuate="onLoad"/></draw:frame></text:span><text:span text:style-name="T9"> values to the </text:span><text:span text:style-name="T12">right</text:span><text:span text:style-name="T9"> of it, so this analysis gives a total of </text:span><text:span text:style-name="T12"><draw:frame draw:style-name="fr1" draw:name="Object28" text:anchor-type="as-char" svg:y="-0.172in" svg:width="0.4783in" svg:height="0.2201in" draw:z-index="19"><draw:object xlink:href="./Object 28" xlink:type="simple" xlink:show="embed" xlink:actuate="onLoad"/><draw:image xlink:href="./ObjectReplacements/Object 28" xlink:type="simple" xlink:show="embed" xlink:actuate="onLoad"/></draw:frame></text:span><text:span text:style-name="T9"> ti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30T11:25:36</meta:creation-date>
    <dc:date>2013-11-27T02:37:21.176401080</dc:date>
    <dc:creator>Kempa </dc:creator>
    <meta:editing-duration>PT49M40S</meta:editing-duration>
    <meta:editing-cycles>12</meta:editing-cycles>
    <meta:generator>LibreOffice/4.1.2.3$Linux_x86 LibreOffice_project/410m0$Build-3</meta:generator>
    <meta:document-statistic meta:table-count="0" meta:image-count="0" meta:object-count="22" meta:page-count="1" meta:paragraph-count="23" meta:word-count="242" meta:character-count="1531" meta:non-whitespace-character-count="1303"/>
  </office:meta>
</office:document-meta>
</file>

<file path=Object 1/content.xml><?xml version="1.0" encoding="utf-8"?>
<math xmlns="http://www.w3.org/1998/Math/MathML">
  <semantics>
    <mrow>
      <mi mathvariant="italic">max</mi>
      <mrow>
        <mo stretchy="false">(</mo>
        <mrow>
          <msub>
            <mi>L</mi>
            <mn>1,</mn>
          </msub>
          <msub>
            <mi>L</mi>
            <mn>2,</mn>
          </msub>
          <mi>…</mi>
          <mi>,</mi>
          <msub>
            <mi>L</mi>
            <mi>n</mi>
          </msub>
        </mrow>
        <mo stretchy="false">)</mo>
      </mrow>
    </mrow>
    <annotation encoding="StarMath 5.0">max(L_1, L_2, …, L_n)</annotation>
  </semantics>
</math>
</file>

<file path=Object 10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 - 1</annotation>
  </semantics>
</math>
</file>

<file path=Object 11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4/content.xml><?xml version="1.0" encoding="utf-8"?>
<math xmlns="http://www.w3.org/1998/Math/MathML">
  <semantics>
    <mrow>
      <mrow>
        <msub>
          <mi>L</mi>
          <mi>i</mi>
        </msub>
        <mo stretchy="false">=</mo>
        <mrow>
          <mrow>
            <mo stretchy="false">(</mo>
            <mrow>
              <msub>
                <mi mathvariant="italic">max</mi>
                <mrow>
                  <mrow>
                    <mi>j</mi>
                    <mo stretchy="false">&lt;</mo>
                    <mi>i</mi>
                  </mrow>
                  <mtext>and</mtext>
                  <mrow>
                    <msub>
                      <mi>a</mi>
                      <mi>j</mi>
                    </msub>
                    <mo stretchy="false">&lt;</mo>
                    <msub>
                      <mi>a</mi>
                      <mi>i</mi>
                    </msub>
                  </mrow>
                </mrow>
              </msub>
              <msub>
                <mi>L</mi>
                <mi>j</mi>
              </msub>
            </mrow>
            <mo stretchy="false">)</mo>
          </mrow>
          <mo stretchy="false">+</mo>
          <mn>1</mn>
        </mrow>
      </mrow>
    </mrow>
    <annotation encoding="StarMath 5.0">L_i =
(max_{j lt i "and" a_j lt a_i} L_j) + 1 </annotation>
  </semantics>
</math>
</file>

<file path=Object 15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6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7/content.xml><?xml version="1.0" encoding="utf-8"?>
<math xmlns="http://www.w3.org/1998/Math/MathML">
  <semantics>
    <mrow>
      <msub>
        <mi>L</mi>
        <mrow>
          <mrow>
            <mi>i</mi>
            <mo stretchy="false">+</mo>
            <mn>1</mn>
          </mrow>
        </mrow>
      </msub>
    </mrow>
    <annotation encoding="StarMath 5.0">L_{i+1}</annotation>
  </semantics>
</math>
</file>

<file path=Object 18/content.xml><?xml version="1.0" encoding="utf-8"?>
<math xmlns="http://www.w3.org/1998/Math/MathML">
  <semantics>
    <mrow>
      <msub>
        <mi>L</mi>
        <mn>1,</mn>
      </msub>
      <msub>
        <mi>L</mi>
        <mn>2,</mn>
      </msub>
      <mi>…</mi>
      <mi>,</mi>
      <msub>
        <mi>L</mi>
        <mi>n</mi>
      </msub>
    </mrow>
    <annotation encoding="StarMath 5.0">L_1, L_2, …, L_n</annotation>
  </semantics>
</math>
</file>

<file path=Object 19/content.xml><?xml version="1.0" encoding="utf-8"?>
<math xmlns="http://www.w3.org/1998/Math/MathML">
  <semantics>
    <mrow>
      <mi>O</mi>
      <mrow>
        <mo stretchy="false">(</mo>
        <mrow>
          <mi>n</mi>
          <msup>
            <mn>2</mn>
            <mi>n</mi>
          </msup>
        </mrow>
        <mo stretchy="false">)</mo>
      </mrow>
    </mrow>
    <annotation encoding="StarMath 5.0">O(n 2^n)</annotation>
  </semantics>
</math>
</file>

<file path=Object 20/content.xml><?xml version="1.0" encoding="utf-8"?>
<math xmlns="http://www.w3.org/1998/Math/MathML">
  <semantics>
    <mrow>
      <msup>
        <mn>2</mn>
        <mi>n</mi>
      </msup>
    </mrow>
    <annotation encoding="StarMath 5.0">2^n</annotation>
  </semantics>
</math>
</file>

<file path=Object 21/content.xml><?xml version="1.0" encoding="utf-8"?>
<math xmlns="http://www.w3.org/1998/Math/MathML">
  <semantics>
    <mrow>
      <mi>n</mi>
    </mrow>
    <annotation encoding="StarMath 5.0">n</annotation>
  </semantics>
</math>
</file>

<file path=Object 22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25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26/content.xml><?xml version="1.0" encoding="utf-8"?>
<math xmlns="http://www.w3.org/1998/Math/MathML">
  <semantics>
    <mrow>
      <mi>i</mi>
      <mi>–</mi>
      <mrow>
        <mn>1</mn>
        <mo stretchy="false">≤</mo>
        <mi>n</mi>
      </mrow>
    </mrow>
    <annotation encoding="StarMath 5.0">i – 1 le n</annotation>
  </semantics>
</math>
</file>

<file path=Object 27/content.xml><?xml version="1.0" encoding="utf-8"?>
<math xmlns="http://www.w3.org/1998/Math/MathML">
  <semantics>
    <mrow>
      <mi>n</mi>
    </mrow>
    <annotation encoding="StarMath 5.0">n</annotation>
  </semantics>
</math>
</file>

<file path=Object 28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5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6/content.xml><?xml version="1.0" encoding="utf-8"?>
<math xmlns="http://www.w3.org/1998/Math/MathML">
  <semantics>
    <mrow>
      <mrow>
        <mo stretchy="false">〈</mo>
        <mrow>
          <msub>
            <mi>a</mi>
            <mn>1,</mn>
          </msub>
          <msub>
            <mi>a</mi>
            <mn>2,</mn>
          </msub>
          <mi>…</mi>
          <mi>,</mi>
          <msub>
            <mi>a</mi>
            <mi>n</mi>
          </msub>
        </mrow>
        <mo stretchy="false">〉</mo>
      </mrow>
    </mrow>
    <annotation encoding="StarMath 5.0">langle a_1, a_2, …, a_n rangle</annotation>
  </semantics>
</math>
</file>

<file path=Object 7/content.xml><?xml version="1.0" encoding="utf-8"?>
<math xmlns="http://www.w3.org/1998/Math/MathML">
  <semantics>
    <mrow>
      <mfenced open="(" close=")">
        <mrow>
          <msup>
            <mn>2</mn>
            <mi>n</mi>
          </msup>
        </mrow>
      </mfenced>
    </mrow>
    <annotation encoding="StarMath 5.0">left (2^n right )</annotation>
  </semantics>
</math>
</file>

<file path=Object 8/content.xml><?xml version="1.0" encoding="utf-8"?>
<math xmlns="http://www.w3.org/1998/Math/MathML">
  <semantics>
    <mrow>
      <mfenced open="(" close=")">
        <mrow>
          <msup>
            <mn>2</mn>
            <mi>n</mi>
          </msup>
        </mrow>
      </mfenced>
    </mrow>
    <annotation encoding="StarMath 5.0">left (2^n right )</annotation>
  </semantics>
</math>
</file>

<file path=Object 9/content.xml><?xml version="1.0" encoding="utf-8"?>
<math xmlns="http://www.w3.org/1998/Math/MathML">
  <semantics>
    <mrow>
      <mi>k</mi>
    </mrow>
    <annotation encoding="StarMath 5.0">k</annotation>
  </semantics>
</math>
</file>